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style="normal" style:text-underline-style="none" fo:font-weight="bold" officeooo:paragraph-rsid="0014df61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6" style:family="paragraph" style:parent-style-name="Normal">
      <style:paragraph-properties fo:text-align="start" style:justify-single-word="false" style:writing-mode="lr-tb"/>
      <style:text-properties fo:font-weight="bold" officeooo:rsid="001bfcc7" officeooo:paragraph-rsid="001bfcc7" style:font-weight-asian="bold" style:font-weight-complex="bold"/>
    </style:style>
    <style:style style:name="P7" style:family="paragraph" style:parent-style-name="Normal">
      <style:paragraph-properties fo:text-align="start" style:justify-single-word="false" style:writing-mode="lr-tb"/>
    </style:style>
    <style:style style:name="P8" style:family="paragraph" style:parent-style-name="Normal">
      <style:paragraph-properties fo:text-align="start" style:justify-single-word="false" style:writing-mode="lr-tb"/>
      <style:text-properties officeooo:paragraph-rsid="001cd61c"/>
    </style:style>
    <style:style style:name="P9" style:family="paragraph" style:parent-style-name="Normal">
      <style:paragraph-properties fo:text-align="start" style:justify-single-word="false" style:writing-mode="lr-tb"/>
      <style:text-properties style:font-name="Arial2" fo:font-weight="bold" style:font-weight-asian="bold" style:font-weight-complex="bold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Arial2" fo:font-weight="bold" officeooo:rsid="0014df61" officeooo:paragraph-rsid="0014df61" style:font-weight-asian="bold" style:font-weight-complex="bold"/>
    </style:style>
    <style:style style:name="P11" style:family="paragraph" style:parent-style-name="Normal">
      <style:paragraph-properties fo:text-align="start" style:justify-single-word="false" style:writing-mode="lr-tb"/>
      <style:text-properties style:font-name="Arial2" fo:font-weight="bold" officeooo:rsid="0014df61" officeooo:paragraph-rsid="001bfcc7" style:font-weight-asian="bold" style:font-weight-complex="bold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Arial2" fo:font-weight="bold" officeooo:rsid="00174e99" officeooo:paragraph-rsid="0017ab97" style:font-weight-asian="bold" style:font-weight-complex="bold"/>
    </style:style>
    <style:style style:name="P13" style:family="paragraph" style:parent-style-name="Normal">
      <style:paragraph-properties fo:text-align="start" style:justify-single-word="false" style:writing-mode="lr-tb"/>
      <style:text-properties style:font-name="Arial2" fo:font-weight="bold" officeooo:rsid="001cd61c" officeooo:paragraph-rsid="001cd61c" style:font-weight-asian="bold" style:font-weight-complex="bold"/>
    </style:style>
    <style:style style:name="P14" style:family="paragraph" style:parent-style-name="Normal">
      <style:paragraph-properties fo:text-align="start" style:justify-single-word="false" style:writing-mode="lr-tb"/>
      <style:text-properties style:font-name="Arial2" fo:font-weight="normal" officeooo:rsid="001bfcc7" officeooo:paragraph-rsid="001bfcc7" style:font-weight-asian="normal" style:font-weight-complex="normal"/>
    </style:style>
    <style:style style:name="P15" style:family="paragraph" style:parent-style-name="Normal">
      <style:paragraph-properties fo:text-align="start" style:justify-single-word="false" style:writing-mode="lr-tb"/>
      <style:text-properties style:font-name="Arial2" fo:font-weight="normal" officeooo:rsid="001cd61c" officeooo:paragraph-rsid="001cd61c" style:font-weight-asian="normal" style:font-weight-complex="normal"/>
    </style:style>
    <style:style style:name="P16" style:family="paragraph" style:parent-style-name="Normal">
      <style:paragraph-properties fo:text-align="start" style:justify-single-word="false" style:writing-mode="lr-tb"/>
      <style:text-properties officeooo:rsid="001bfcc7" officeooo:paragraph-rsid="001bfcc7"/>
    </style:style>
    <style:style style:name="P17" style:family="paragraph" style:parent-style-name="Normal">
      <style:paragraph-properties fo:text-align="start" style:justify-single-word="false" style:writing-mode="lr-tb"/>
      <style:text-properties officeooo:rsid="001cd61c" officeooo:paragraph-rsid="001cd61c"/>
    </style:style>
    <style:style style:name="P18" style:family="paragraph" style:parent-style-name="Normal">
      <style:paragraph-properties fo:text-align="start" style:justify-single-word="false" style:writing-mode="lr-tb"/>
      <style:text-properties style:font-name="Arial2" fo:font-weight="normal" officeooo:rsid="0014df61" officeooo:paragraph-rsid="0014df61" style:font-weight-asian="normal" style:font-weight-complex="normal"/>
    </style:style>
    <style:style style:name="P19" style:family="paragraph" style:parent-style-name="Normal">
      <style:paragraph-properties fo:text-align="start" style:justify-single-word="false" style:writing-mode="lr-tb"/>
      <style:text-properties style:font-name="Arial2" fo:font-weight="normal" officeooo:rsid="001bfcc7" officeooo:paragraph-rsid="001bfcc7" style:font-weight-asian="normal" style:font-weight-complex="normal"/>
    </style:style>
    <style:style style:name="P20" style:family="paragraph" style:parent-style-name="Normal" style:list-style-name="L1">
      <style:paragraph-properties fo:text-align="start" style:justify-single-word="false" style:writing-mode="lr-tb"/>
      <style:text-properties style:font-name="Arial2" fo:font-weight="normal" officeooo:rsid="001cd61c" officeooo:paragraph-rsid="001cd61c" style:font-weight-asian="normal" style:font-weight-complex="normal"/>
    </style:style>
    <style:style style:name="P21" style:family="paragraph" style:parent-style-name="Normal">
      <style:paragraph-properties fo:text-align="start" style:justify-single-word="false" style:writing-mode="lr-tb"/>
      <style:text-properties style:font-name="Arial2" fo:font-weight="normal" officeooo:rsid="0017ab97" officeooo:paragraph-rsid="0017ab97" style:font-weight-asian="normal" style:font-weight-complex="normal"/>
    </style:style>
    <style:style style:name="P22" style:family="paragraph" style:parent-style-name="Normal">
      <style:paragraph-properties fo:text-align="start" style:justify-single-word="false" style:writing-mode="lr-tb"/>
      <style:text-properties style:font-name="Arial2" fo:font-weight="normal" officeooo:rsid="001a2007" officeooo:paragraph-rsid="00187053" style:font-weight-asian="normal" style:font-weight-complex="normal"/>
    </style:style>
    <style:style style:name="P23" style:family="paragraph" style:parent-style-name="Normal">
      <style:paragraph-properties fo:text-align="start" style:justify-single-word="false" style:writing-mode="lr-tb"/>
      <style:text-properties style:font-name="Arial2" fo:font-weight="normal" officeooo:rsid="001a2007" officeooo:paragraph-rsid="001f1db4" style:font-weight-asian="normal" style:font-weight-complex="normal"/>
    </style:style>
    <style:style style:name="P24" style:family="paragraph" style:parent-style-name="Normal">
      <style:paragraph-properties fo:text-align="start" style:justify-single-word="false" style:writing-mode="lr-tb"/>
      <style:text-properties style:font-name="Arial2" fo:font-weight="normal" officeooo:rsid="001a2007" officeooo:paragraph-rsid="00256436" style:font-weight-asian="normal" style:font-weight-complex="normal"/>
    </style:style>
    <style:style style:name="P25" style:family="paragraph" style:parent-style-name="Normal">
      <style:paragraph-properties fo:text-align="start" style:justify-single-word="false" style:writing-mode="lr-tb"/>
      <style:text-properties style:font-name="Arial2" fo:font-weight="normal" officeooo:rsid="001f1db4" officeooo:paragraph-rsid="001f1db4" style:font-weight-asian="normal" style:font-weight-complex="normal"/>
    </style:style>
    <style:style style:name="P26" style:family="paragraph" style:parent-style-name="Normal">
      <style:paragraph-properties fo:text-align="start" style:justify-single-word="false" style:writing-mode="lr-tb"/>
      <style:text-properties style:font-name="Arial2" fo:font-weight="normal" officeooo:rsid="0020f558" officeooo:paragraph-rsid="0020f558" style:font-weight-asian="normal" style:font-weight-complex="normal"/>
    </style:style>
    <style:style style:name="P27" style:family="paragraph" style:parent-style-name="Normal">
      <style:paragraph-properties fo:text-align="start" style:justify-single-word="false" style:writing-mode="lr-tb"/>
      <style:text-properties style:font-name="Arial2" style:text-underline-style="solid" style:text-underline-width="auto" style:text-underline-color="font-color" fo:font-weight="normal" officeooo:rsid="001bfcc7" officeooo:paragraph-rsid="001bfcc7" style:font-weight-asian="normal" style:font-weight-complex="normal"/>
    </style:style>
    <style:style style:name="P28" style:family="paragraph" style:parent-style-name="Normal">
      <style:paragraph-properties fo:text-align="start" style:justify-single-word="false" style:writing-mode="lr-tb"/>
      <style:text-properties style:font-name="Arial2" fo:font-weight="bold" officeooo:rsid="001bfcc7" officeooo:paragraph-rsid="001bfcc7" style:font-weight-asian="bold" style:font-weight-complex="bold"/>
    </style:style>
    <style:style style:name="P29" style:family="paragraph" style:parent-style-name="Normal">
      <style:paragraph-properties fo:text-align="start" style:justify-single-word="false" style:writing-mode="lr-tb"/>
      <style:text-properties style:font-name="Arial2" fo:font-weight="bold" officeooo:rsid="00187053" officeooo:paragraph-rsid="00187053" style:font-weight-asian="bold" style:font-weight-complex="bold"/>
    </style:style>
    <style:style style:name="P30" style:family="paragraph" style:parent-style-name="Normal">
      <style:paragraph-properties fo:text-align="start" style:justify-single-word="false" style:writing-mode="lr-tb"/>
      <style:text-properties style:font-name="Arial2" fo:font-weight="bold" officeooo:rsid="001f1db4" officeooo:paragraph-rsid="001f1db4" style:font-weight-asian="bold" style:font-weight-complex="bold"/>
    </style:style>
    <style:style style:name="P31" style:family="paragraph" style:parent-style-name="Normal">
      <style:paragraph-properties fo:text-align="start" style:justify-single-word="false" style:writing-mode="lr-tb"/>
      <style:text-properties style:font-name="Arial2" fo:font-weight="bold" officeooo:rsid="001f1db4" officeooo:paragraph-rsid="00237d3d" style:font-weight-asian="bold" style:font-weight-complex="bold"/>
    </style:style>
    <style:style style:name="P32" style:family="paragraph" style:parent-style-name="Normal">
      <style:paragraph-properties fo:text-align="start" style:justify-single-word="false" style:writing-mode="lr-tb"/>
      <style:text-properties style:font-name="Arial2" fo:font-weight="bold" officeooo:rsid="0021dfe7" officeooo:paragraph-rsid="0021dfe7" style:font-weight-asian="bold" style:font-weight-complex="bold"/>
    </style:style>
    <style:style style:name="P33" style:family="paragraph" style:parent-style-name="Normal">
      <style:paragraph-properties fo:text-align="start" style:justify-single-word="false" style:writing-mode="lr-tb"/>
      <style:text-properties style:font-name="Courier 10 Pitch" fo:font-weight="normal" officeooo:rsid="001f1db4" officeooo:paragraph-rsid="001f1db4" style:font-weight-asian="normal" style:font-weight-complex="normal"/>
    </style:style>
    <style:style style:name="P34" style:family="paragraph" style:parent-style-name="Normal">
      <style:paragraph-properties fo:text-align="start" style:justify-single-word="false" style:writing-mode="lr-tb"/>
      <style:text-properties style:font-name="Courier 10 Pitch" fo:font-weight="normal" officeooo:rsid="001f1db4" officeooo:paragraph-rsid="00237d3d" style:font-weight-asian="normal" style:font-weight-complex="normal"/>
    </style:style>
    <style:style style:name="P35" style:family="paragraph" style:parent-style-name="Normal">
      <style:paragraph-properties fo:text-align="start" style:justify-single-word="false" style:writing-mode="lr-tb"/>
      <style:text-properties style:font-name="Courier 10 Pitch" fo:font-weight="normal" officeooo:rsid="00256436" officeooo:paragraph-rsid="00256436" style:font-weight-asian="normal" style:font-weight-complex="normal"/>
    </style:style>
    <style:style style:name="P36" style:family="paragraph" style:parent-style-name="Normal">
      <style:paragraph-properties fo:text-align="start" style:justify-single-word="false" style:writing-mode="lr-tb"/>
      <style:text-properties fo:color="#000000" style:font-name="Courier 10 Pitch" fo:font-size="12pt" fo:font-weight="normal" officeooo:rsid="001f1db4" officeooo:paragraph-rsid="001f1db4" fo:background-color="transparent" style:font-weight-asian="normal" style:font-weight-complex="normal"/>
    </style:style>
    <style:style style:name="P37" style:family="paragraph" style:parent-style-name="Normal">
      <style:paragraph-properties fo:text-align="start" style:justify-single-word="false" style:writing-mode="lr-tb"/>
      <style:text-properties fo:color="#000000" style:font-name="Courier 10 Pitch" fo:font-size="12pt" fo:font-weight="normal" officeooo:rsid="001f1db4" officeooo:paragraph-rsid="00237d3d" fo:background-color="transparent" style:font-weight-asian="normal" style:font-weight-complex="normal"/>
    </style:style>
    <style:style style:name="P38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a2007" officeooo:paragraph-rsid="0020da10" fo:background-color="transparent" style:font-weight-asian="normal" style:font-weight-complex="normal"/>
    </style:style>
    <style:style style:name="P39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a2007" officeooo:paragraph-rsid="00256436" fo:background-color="transparent" style:font-weight-asian="normal" style:font-weight-complex="normal"/>
    </style:style>
    <style:style style:name="P40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a2007" officeooo:paragraph-rsid="002737e2" fo:background-color="transparent" style:font-weight-asian="normal" style:font-weight-complex="normal"/>
    </style:style>
    <style:style style:name="P41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1f1db4" officeooo:paragraph-rsid="00256436" fo:background-color="transparent" style:font-weight-asian="normal" style:font-weight-complex="normal"/>
    </style:style>
    <style:style style:name="P42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289160" officeooo:paragraph-rsid="00289160" fo:background-color="transparent" style:font-weight-asian="normal" style:font-weight-complex="normal"/>
    </style:style>
    <style:style style:name="P43" style:family="paragraph" style:parent-style-name="Normal">
      <style:paragraph-properties fo:text-align="start" style:justify-single-word="false" style:writing-mode="lr-tb"/>
      <style:text-properties fo:color="#000000" style:font-name="Arial2" fo:font-size="12pt" fo:font-weight="normal" officeooo:rsid="0020da10" officeooo:paragraph-rsid="002a7806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df61" style:font-weight-asian="normal" style:font-weight-complex="normal"/>
    </style:style>
    <style:style style:name="T3" style:family="text">
      <style:text-properties fo:font-weight="normal" officeooo:rsid="00166ee8" style:font-weight-asian="normal" style:font-weight-complex="normal"/>
    </style:style>
    <style:style style:name="T4" style:family="text">
      <style:text-properties fo:font-weight="normal" officeooo:rsid="00174e99" style:font-weight-asian="normal" style:font-weight-complex="normal"/>
    </style:style>
    <style:style style:name="T5" style:family="text">
      <style:text-properties fo:font-weight="normal" officeooo:rsid="0017ab97" style:font-weight-asian="normal" style:font-weight-complex="normal"/>
    </style:style>
    <style:style style:name="T6" style:family="text">
      <style:text-properties fo:font-weight="normal" officeooo:rsid="00187053" style:font-weight-asian="normal" style:font-weight-complex="normal"/>
    </style:style>
    <style:style style:name="T7" style:family="text">
      <style:text-properties fo:font-weight="normal" officeooo:rsid="001a2007" style:font-weight-asian="normal" style:font-weight-complex="normal"/>
    </style:style>
    <style:style style:name="T8" style:family="text">
      <style:text-properties fo:font-weight="normal" officeooo:rsid="001e2db9" style:font-weight-asian="normal" style:font-weight-complex="normal"/>
    </style:style>
    <style:style style:name="T9" style:family="text">
      <style:text-properties officeooo:rsid="0014df61"/>
    </style:style>
    <style:style style:name="T10" style:family="text">
      <style:text-properties style:font-name="Arial2"/>
    </style:style>
    <style:style style:name="T11" style:family="text">
      <style:text-properties style:font-name="Arial2" fo:font-weight="bold" officeooo:rsid="001a2007" style:font-weight-asian="bold" style:font-weight-complex="bold"/>
    </style:style>
    <style:style style:name="T12" style:family="text">
      <style:text-properties style:font-name="Arial2" fo:font-weight="bold" officeooo:rsid="001cd61c" style:font-weight-asian="bold" style:font-weight-complex="bold"/>
    </style:style>
    <style:style style:name="T13" style:family="text">
      <style:text-properties style:font-name="Arial2" fo:font-weight="normal" style:font-weight-asian="normal" style:font-weight-complex="normal"/>
    </style:style>
    <style:style style:name="T14" style:family="text">
      <style:text-properties style:font-name="Arial2" fo:font-weight="normal" officeooo:rsid="001cd61c" style:font-weight-asian="normal" style:font-weight-complex="normal"/>
    </style:style>
    <style:style style:name="T15" style:family="text">
      <style:text-properties style:font-name="Arial2" fo:font-weight="normal" officeooo:rsid="001dd2ef" style:font-weight-asian="normal" style:font-weight-complex="normal"/>
    </style:style>
    <style:style style:name="T16" style:family="text">
      <style:text-properties officeooo:rsid="00166ee8"/>
    </style:style>
    <style:style style:name="T17" style:family="text">
      <style:text-properties officeooo:rsid="0017ab97"/>
    </style:style>
    <style:style style:name="T18" style:family="text">
      <style:text-properties officeooo:rsid="001a2007"/>
    </style:style>
    <style:style style:name="T19" style:family="text">
      <style:text-properties fo:font-style="italic" fo:font-weight="normal" officeooo:rsid="001a2007" style:font-style-asian="italic" style:font-weight-asian="normal" style:font-style-complex="italic" style:font-weight-complex="normal"/>
    </style:style>
    <style:style style:name="T20" style:family="text">
      <style:text-properties fo:color="#000000" style:font-name="Arial2" fo:font-size="12pt" fo:font-weight="normal" officeooo:rsid="001cd61c" fo:background-color="transparent" loext:char-shading-value="0" style:font-weight-asian="normal" style:font-weight-complex="normal"/>
    </style:style>
    <style:style style:name="T21" style:family="text">
      <style:text-properties fo:color="#000000" fo:font-size="12pt" fo:background-color="transparent" loext:char-shading-value="0"/>
    </style:style>
    <style:style style:name="T22" style:family="text">
      <style:text-properties fo:color="#000000" fo:font-size="12pt" officeooo:rsid="0020da10" fo:background-color="transparent" loext:char-shading-value="0"/>
    </style:style>
    <style:style style:name="T23" style:family="text">
      <style:text-properties fo:color="#000000" fo:font-size="12pt" officeooo:rsid="0020f558" fo:background-color="transparent" loext:char-shading-value="0"/>
    </style:style>
    <style:style style:name="T24" style:family="text">
      <style:text-properties officeooo:rsid="001f1db4"/>
    </style:style>
    <style:style style:name="T25" style:family="text">
      <style:text-properties style:font-name="Courier 10 Pitch" officeooo:rsid="00256436"/>
    </style:style>
    <style:style style:name="T26" style:family="text">
      <style:text-properties style:font-name="Courier 10 Pitch" officeooo:rsid="00237d3d"/>
    </style:style>
    <style:style style:name="T27" style:family="text">
      <style:text-properties officeooo:rsid="00237d3d"/>
    </style:style>
    <style:style style:name="T28" style:family="text">
      <style:text-properties officeooo:rsid="00256436"/>
    </style:style>
    <style:style style:name="T29" style:family="text">
      <style:text-properties officeooo:rsid="00287e12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rabajo Práctico </text:p>
      <text:p text:style-name="P4"><text:span text:style-name="T9">Programación de Sockets de Internet con Python</text:span> </text:p>
      <text:p text:style-name="P3">Arellano E. Nahuel</text:p>
      <text:p text:style-name="P2"><text:a xlink:type="simple" xlink:href="mailto:juanca87@hotmail.com" text:style-name="Internet_20_link" text:visited-style-name="Visited_20_Internet_20_Link"><text:span text:style-name="T1">nahuel.arellano@gmail.com</text:span></text:a></text:p>
      <text:p text:style-name="P5"/>
      <text:p text:style-name="P5"/>
      <text:p text:style-name="P9">1) <text:span text:style-name="T2">Analizando las capturas del echo se puede contemplar las diferencias entre los protocolos.</text:span></text:p>
      <text:p text:style-name="P18">En TCP se puede visualizar el Three-way handshake ( negociación en tres pasos ) y las confirmaciones de las tramas enviadas, mientras que en UDP solo se envia las tramas con mensaje sin confirmación. En ambos casos el mensaje viaja en texto plano.</text:p>
      <text:p text:style-name="P18"/>
      <text:p text:style-name="P6"><text:span text:style-name="T10">4) </text:span><text:span text:style-name="T13">Se desarrollo el programa eje4.py para calcular el RTT para los protocolos UDP y TCP.</text:span></text:p>
      <text:p text:style-name="P6"><text:span text:style-name="T13">Para su correcta ejecuci</text:span><text:span text:style-name="T15">ó</text:span><text:span text:style-name="T13">n deben cargarse los archivos IPsUDP.txt y IpsTCP.txt con la lista de ip separadas por “;” que se desea probar.</text:span></text:p>
      <text:p text:style-name="P14"/>
      <text:p text:style-name="P27">Opciones de ejecución:</text:p>
      <text:list xml:id="list3633950282096361233" text:style-name="L1">
        <text:list-item>
          <text:p text:style-name="P20">para udp:<text:tab/>python ejer4.py --udp [--segundos]</text:p>
        </text:list-item>
        <text:list-item>
          <text:p text:style-name="P20">para tcp:<text:tab/>python ejer4.py --tcp [--segundos]</text:p>
        </text:list-item>
        <text:list-item>
          <text:p text:style-name="P20">para ambos: python ejer4.py --udp --tcp [--segundos]</text:p>
        </text:list-item>
      </text:list>
      <text:p text:style-name="P14"/>
      <text:p text:style-name="P14"/>
      <text:p text:style-name="P28">UDP</text:p>
      <text:p text:style-name="P14">**********************************************</text:p>
      <text:p text:style-name="P14">Estadisticas IP: <text:s/>195.46.39.40</text:p>
      <text:p text:style-name="P14">Paquetes: enviados=13, Recibido=12, Perdido=1</text:p>
      <text:p text:style-name="P14">Promedio=239 ms</text:p>
      <text:p text:style-name="P14">**********************************************</text:p>
      <text:p text:style-name="P14">**********************************************</text:p>
      <text:p text:style-name="P14">Estadisticas IP: <text:s/>195.46.39.40</text:p>
      <text:p text:style-name="P14">Paquetes: enviados=13, Recibido=12, Perdido=1</text:p>
      <text:p text:style-name="P14">Promedio=239 ms</text:p>
      <text:p text:style-name="P14">**********************************************</text:p>
      <text:p text:style-name="P14">**********************************************</text:p>
      <text:p text:style-name="P14">Estadisticas IP: <text:s/>208.67.222.222</text:p>
      <text:p text:style-name="P14">Paquetes: enviados=18, Recibido=17, Perdido=1</text:p>
      <text:p text:style-name="P14">Promedio=169 ms</text:p>
      <text:p text:style-name="P14">**********************************************</text:p>
      <text:p text:style-name="P14">**********************************************</text:p>
      <text:p text:style-name="P14">Estadisticas IP: <text:s/>208.67.220.220</text:p>
      <text:p text:style-name="P14">Paquetes: enviados=18, Recibido=18, Perdido=0</text:p>
      <text:p text:style-name="P14">Promedio=169 ms</text:p>
      <text:p text:style-name="P14">**********************************************</text:p>
      <text:p text:style-name="P7"/>
      <text:p text:style-name="P28">TCP</text:p>
      <text:p text:style-name="P11"/>
      <text:p text:style-name="P14">**********************************************</text:p>
      <text:p text:style-name="P14">Estadisticas IP: <text:s/>www.google.com</text:p>
      <text:p text:style-name="P14">Paquetes: enviados=50, Recibido=50, Perdido=0</text:p>
      <text:p text:style-name="P14">Promedio=60 ms</text:p>
      <text:p text:style-name="P14">**********************************************</text:p>
      <text:p text:style-name="P14">**********************************************</text:p>
      <text:p text:style-name="P14"><text:soft-page-break/>Estadisticas IP: <text:s/>www.facebook.com</text:p>
      <text:p text:style-name="P14">Paquetes: enviados=45, Recibido=45, Perdido=0</text:p>
      <text:p text:style-name="P14">Promedio=66 ms</text:p>
      <text:p text:style-name="P14">**********************************************</text:p>
      <text:p text:style-name="P14">**********************************************</text:p>
      <text:p text:style-name="P14">Estadisticas IP: <text:s/>www.unlu.edu.ar</text:p>
      <text:p text:style-name="P14">Paquetes: enviados=59, Recibido=59, Perdido=0</text:p>
      <text:p text:style-name="P14">Promedio=51 ms</text:p>
      <text:p text:style-name="P14">**********************************************</text:p>
      <text:p text:style-name="P14">**********************************************</text:p>
      <text:p text:style-name="P14">Estadisticas IP: <text:s/>www.yahoo.com</text:p>
      <text:p text:style-name="P14">Paquetes: enviados=11, Recibido=11, Perdido=0</text:p>
      <text:p text:style-name="P14">Promedio=279 ms</text:p>
      <text:p text:style-name="P14">**********************************************</text:p>
      <text:p text:style-name="P16"/>
      <text:p text:style-name="P17"><text:span text:style-name="T13">Se puede observar que en promedio los tiempos de UDP son mayores que los de TCP, pero la mayor demora se produce contra el servidor web </text:span><text:a xlink:type="simple" xlink:href="http://www.yahoo.com/" text:style-name="Internet_20_link" text:visited-style-name="Visited_20_Internet_20_Link"><text:span text:style-name="T13">www.yahoo.com</text:span></text:a><text:span text:style-name="T13"> utilizando una conexión TCP, se puede deducir que el factor determinante en los retardos es la distancia.</text:span></text:p>
      <text:p text:style-name="P15"/>
      <text:p text:style-name="P10"><text:span text:style-name="T16">5</text:span>) <text:span text:style-name="T3">Se utilizo el </text:span><text:span text:style-name="T4">algoritmo de cifrado AES para resolver la problemática de encriptacion de </text:span><text:span text:style-name="T5">la</text:span><text:span text:style-name="T4"> autentificación que plantea el ejercicio.</text:span></text:p>
      <text:p text:style-name="P12"><text:span text:style-name="T1">Con AES se implemento una encriptación simétrica, donde los programas cliente </text:span><text:span text:style-name="T5">y servidor </text:span><text:span text:style-name="T1">acuerdan una clave pública para encriptar sus mensajes, en nuestro caso </text:span><text:span text:style-name="T5">solo para la</text:span><text:span text:style-name="T1"> etapa de autentificación del sistema, </text:span><text:span text:style-name="T5">el resto de los mensajes viajan en texto plano, a diferencia del proto</text:span><text:span text:style-name="T6">co</text:span><text:span text:style-name="T5">lo SSH donde toda la comunicación entre el cliente y servidor es segura.</text:span></text:p>
      <text:p text:style-name="P21"/>
      <text:p text:style-name="P29"><text:span text:style-name="T17">9</text:span>)<text:span text:style-name="T1"> </text:span><text:span text:style-name="T7">Para el desarrollo del chat un requisito que se presento, fue la necesidad de mantener en el servidor una lista dińamica de socket, con la finalidad de distribuir los mensajes y poder aceptar nuevas conexiones de los clientes, la solución fue implementada utilizando la llamada de sistema </text:span><text:span text:style-name="T19">select</text:span><text:span text:style-name="T7"> para recuperar las conexiones disponibles </text:span><text:span text:style-name="T8">para luego </text:span><text:span text:style-name="T7">realizar el tratamiento correspondiente.</text:span></text:p>
      <text:p text:style-name="P29"><text:span text:style-name="T7"/></text:p>
      <text:p text:style-name="P30"><text:span text:style-name="T18">1</text:span>1) En este ejercicio el desafío es implementar fiabilidad, ordenamiento de PDUs y control de congestión sobre UDP. Escriba un cliente y servidor de archivos con las ideas explicadas en esta página http://gafferongames.com/networking-for-game-programmers/reliability-and-flow-control/ y luego haga una comparación con respecto a TCP.</text:p>
      <text:p text:style-name="P30"/>
      <text:p text:style-name="P38">Se ejecuta los scripts servidor_udp.py y cliente_udp.py utilizando la siguiente sintaxis:</text:p>
      <text:p text:style-name="P30"/>
      <text:p text:style-name="P33">python servidor_udp.py [-h] [--host HOST] [--port PORT]</text:p>
      <text:p text:style-name="P36">python cliente_udp.py <text:s/>[-h] [--host HOST] [--port PORT]</text:p>
      <text:p text:style-name="P30"/>
      <text:p text:style-name="P30"/>
      <text:p text:style-name="P23"><text:span text:style-name="T21">La pdu </text:span><text:span text:style-name="T22">del protocolo </text:span><text:span text:style-name="T23">se compone de la siguiente manera:</text:span></text:p>
      <text:p text:style-name="P25"># <text:s text:c="2"/>secuencia <text:s text:c="6"/><text:tab/>- int 4byte</text:p>
      <text:p text:style-name="P25"># <text:s text:c="2"/>ack <text:s text:c="12"/><text:tab/>- int 4byte</text:p>
      <text:p text:style-name="P25"># <text:s text:c="2"/>ack_bitfield <text:s text:c="3"/><text:tab/>- int 4byte</text:p>
      <text:p text:style-name="P25"># <text:s text:c="2"/>data <text:s text:c="11"/><text:tab/>- string</text:p>
      <text:p text:style-name="P30"/>
      <text:p text:style-name="P30"/>
      <text:p text:style-name="P22"/>
      <text:p text:style-name="P26"><text:soft-page-break/>La principal diferencia del protocolo desarrollado con respecto a TCP es que permite un flujo constante de envio de paquetes, lo que lo convierte en una solución muy buena para los juegos multiplayer en tiempo real.</text:p>
      <text:p text:style-name="P26">Uno de los inconvenientes de TCP es que ante la perdida de un paquete se detiene y espera el envio del paquete perdido, esto genera mucho retardo para sistemas que requieren de tiempo real.</text:p>
      <text:p text:style-name="P22"/>
      <text:p text:style-name="P32">12) Analice los requerimientos de un sistema de archivos distribuidos y escriba un programa que permita mantener sincronizado un directorio y todo su contenido replicado en varios equipos. Se deben contemplar los requerimientos de Transparencia, Replicación y Tolerancia a fallos. La funcionalidad del cliente debe ser provista a través de una terminal y debe poseer los comandos básicos de una terminal UNIX para</text:p>
      <text:p text:style-name="P32">listar, copiar, mover, etc.</text:p>
      <text:p text:style-name="P32"/>
      <text:p text:style-name="P39">Se ejecuta los scripts nodo_master.py y nodo_slave.py utilizando la siguiente sintaxis:</text:p>
      <text:p text:style-name="P42">El HOST y PORT corresponden al socket donde va a escuchar el servidor.</text:p>
      <text:p text:style-name="P31"/>
      <text:p text:style-name="P37">python <text:span text:style-name="T27">nodo_master.py <text:tab/>[-h] [--host HOST] [--port PORT]</text:span></text:p>
      <text:p text:style-name="P34">python <text:span text:style-name="T27">nodo_slave.py <text:tab/>[-h] [--host HOST] [--port PORT]</text:span></text:p>
      <text:p text:style-name="P34"/>
      <text:p text:style-name="P40">Se ejecuta <text:span text:style-name="T29">el</text:span> scripts client_remote.py utilizando la siguiente sintaxis:</text:p>
      <text:p text:style-name="P42">El HOST y PORT corresponden al master.</text:p>
      <text:p text:style-name="P42"/>
      <text:p text:style-name="P35"><text:span text:style-name="T24">python </text:span>client_remote.py <text:tab/>[-h] [--host HOST] [--port PORT]</text:p>
      <text:p text:style-name="P35"/>
      <text:p text:style-name="P24"><text:span text:style-name="T21">La pdu </text:span><text:span text:style-name="T22">del protocolo </text:span><text:span text:style-name="T23">se compone de la siguiente manera:</text:span></text:p>
      <text:p text:style-name="P41"># <text:s text:c="2"/>id_nodo <text:s text:c="6"/><text:tab/>- int 4byte</text:p>
      <text:p text:style-name="P41"># <text:s text:c="2"/>accion <text:s text:c="12"/><text:tab/>- int 4byte</text:p>
      <text:p text:style-name="P41"># <text:s text:c="2"/>bytes_path <text:s/><text:tab/>- int 4byte</text:p>
      <text:p text:style-name="P41"># <text:s text:c="2"/>path<text:tab/><text:tab/>- string</text:p>
      <text:p text:style-name="P41"># <text:s text:c="2"/>bytes <text:s text:c="2"/><text:tab/><text:tab/>- int 4byte</text:p>
      <text:p text:style-name="P41"># <text:s text:c="2"/>data <text:s text:c="11"/><text:tab/>- string</text:p>
      <text:p text:style-name="P41"/>
      <text:p text:style-name="P31"/>
      <text:p text:style-name="P43"><draw:frame draw:style-name="fr1" draw:name="Object1" text:anchor-type="paragraph" svg:width="7.0717in" svg:height="1.883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3"/>
      <text:p text:style-name="P22"/>
      <text:p text:style-name="P8"><text:span text:style-name="T11">1</text:span><text:span text:style-name="T12">4)</text:span><text:span text:style-name="T14"> S</text:span><text:span text:style-name="T20">e realizo el desarrollo de los nodos master, mapper y reducer y se realizaron pruebas con el el texto del Quijote de Cervantes.</text:span></text:p>
      <text:p text:style-name="P13"/>
      <text:p text:style-name="P15">Modo de Uso en consola:</text:p>
      <text:p text:style-name="P15">Setear variables de configuracion en el archivo 'config.ini'</text:p>
      <text:p text:style-name="P15"><text:soft-page-break/></text:p>
      <text:p text:style-name="P15">Ejecutar los mappers</text:p>
      <text:p text:style-name="P15">Toma variable de conexion (host, port) por parametro, deben coincidir con las </text:p>
      <text:p text:style-name="P15">seteadas en el archivo de configuracion para poder establecer comunicacion con</text:p>
      <text:p text:style-name="P15">los otros nodos.</text:p>
      <text:p text:style-name="P15"/>
      <text:p text:style-name="P15">#nodos mappers</text:p>
      <text:p text:style-name="P15">python nodo_mapper.py [-h] host port </text:p>
      <text:p text:style-name="P15"/>
      <text:p text:style-name="P15">Ejecutar reducer</text:p>
      <text:p text:style-name="P15">Toma la configuracion desde archivo 'config.ini'.</text:p>
      <text:p text:style-name="P15">Sin variables por parametros</text:p>
      <text:p text:style-name="P15"/>
      <text:p text:style-name="P15">#nodo reducer</text:p>
      <text:p text:style-name="P15">python nodo_reducer.py</text:p>
      <text:p text:style-name="P15"/>
      <text:p text:style-name="P15">Ejecutar master</text:p>
      <text:p text:style-name="P15">Toma la configuracion desde archivo 'config.ini'. </text:p>
      <text:p text:style-name="P15">Debe ingresarse por parametro el archivo entrada a procesar y el archivo salida donde devolvera el resultado.</text:p>
      <text:p text:style-name="P15"/>
      <text:p text:style-name="P15">#nodo master</text:p>
      <text:p text:style-name="P15">nodo_master.py [-h] in_file out_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1" fo:font-family="'Times New Roman'" fo:font-size="12pt" fo:font-weight="normal" fo:background-color="transparen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Ubuntu </meta:initial-creator>
    <meta:creation-date>2011-04-28T11:12:48</meta:creation-date>
    <dc:date>2017-12-30T19:27:44.155968830</dc:date>
    <meta:editing-duration>PT18H2M55S</meta:editing-duration>
    <meta:editing-cycles>218</meta:editing-cycles>
    <meta:generator>LibreOffice/4.4.3.2$Linux_X86_64 LibreOffice_project/40m0$Build-2</meta:generator>
    <meta:document-statistic meta:table-count="0" meta:image-count="0" meta:object-count="1" meta:page-count="4" meta:paragraph-count="105" meta:word-count="876" meta:character-count="6465" meta:non-whitespace-character-count="56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co2" style:family="table-column">
      <style:table-column-properties fo:break-before="auto" style:column-width="157.69pt"/>
    </style:style>
    <style:style style:name="co3" style:family="table-column">
      <style:table-column-properties fo:break-before="auto" style:column-width="411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text-position="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text-position="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hi" style:country-asian="IN" style:font-style-asian="normal" style:font-weight-asian="bold" style:font-size-complex="6.8000001907348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 style:vertical-align="middle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6" office:value-type="string" calcext:value-type="string">
            <text:p>#NRO</text:p>
          </table:table-cell>
          <table:table-cell table:style-name="ce6" office:value-type="string" calcext:value-type="string">
            <text:p>ACCION </text:p>
          </table:table-cell>
          <table:table-cell table:style-name="ce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CCION_REGISTRAR</text:p>
          </table:table-cell>
          <table:table-cell table:style-name="ce10" office:value-type="string" calcext:value-type="string">
            <text:p>Esta accion permite al nodo master registrar en que ip y puerto brinda servicio los nodos slave. Tambien le asigna un número de identific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ON_REMOTO</text:p>
          </table:table-cell>
          <table:table-cell office:value-type="string" calcext:value-type="string">
            <text:p>Permite resolver las peticiones del cliente remot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CION_COPIAR</text:p>
          </table:table-cell>
          <table:table-cell office:value-type="string" calcext:value-type="string">
            <text:p>Realiza la replicacion del directorio master al nodo slav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REGAR_ARCHIVO</text:p>
          </table:table-cell>
          <table:table-cell office:value-type="string" calcext:value-type="string">
            <text:p>Notifica ubicación y datos del archivo a agregar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IMINAR_ARCHIVO</text:p>
          </table:table-cell>
          <table:table-cell office:value-type="string" calcext:value-type="string">
            <text:p>Notifica ubicación del archivo a elimin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ICAR_ARCHIVO</text:p>
          </table:table-cell>
          <table:table-cell office:value-type="string" calcext:value-type="string">
            <text:p>Notifica ubicación y datos del archivo a modificar.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9:26:31.248753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